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Code">
      <style:text-properties fo:font-size="12pt" fo:font-weight="bold" style:font-size-asian="12pt" style:font-weight-asian="bold" style:font-size-complex="12pt"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7.0602in" style:type="right" style:leader-style="dotted" style:leader-text="."/>
        </style:tab-stops>
      </style:paragraph-properties>
    </style:style>
    <style:style style:name="P12" style:family="paragraph" style:parent-style-name="Contents_20_2">
      <style:paragraph-properties>
        <style:tab-stops>
          <style:tab-stop style:position="6.8839in" style:type="right" style:leader-style="dotted" style:leader-text="."/>
        </style:tab-stops>
      </style:paragraph-properties>
    </style:style>
    <style:style style:name="P13" style:family="paragraph" style:parent-style-name="Contents_20_3">
      <style:paragraph-properties>
        <style:tab-stops>
          <style:tab-stop style:position="6.6874in" style:type="right" style:leader-style="dotted" style:leader-text="."/>
        </style:tab-stops>
      </style:paragraph-properties>
    </style:style>
    <style:style style:name="P14" style:family="paragraph" style:parent-style-name="Heading_20_1">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10">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20,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The MIT License (MIT).<text:tab/>4</text:p>
          <text:p text:style-name="P11">Introduction<text:tab/>5</text:p>
          <text:p text:style-name="P12">About the name fOOrth<text:tab/>5</text:p>
          <text:p text:style-name="P12">How fOOrth came to be<text:tab/>5</text:p>
          <text:p text:style-name="P12">Goals and Principles<text:tab/>6</text:p>
          <text:p text:style-name="P12">Report Card<text:tab/>7</text:p>
          <text:p text:style-name="P11">Installation<text:tab/>8</text:p>
          <text:p text:style-name="P12">Ruby<text:tab/>8</text:p>
          <text:p text:style-name="P12">fOOrth<text:tab/>8</text:p>
          <text:p text:style-name="P12">Running fOOrth<text:tab/>9</text:p>
          <text:p text:style-name="P12">Source Archive<text:tab/>9</text:p>
          <text:p text:style-name="P11">First Steps<text:tab/>10</text:p>
          <text:p text:style-name="P11">The Syntax and Style of fOOrth<text:tab/>12</text:p>
          <text:p text:style-name="P12">Spaces<text:tab/>12</text:p>
          <text:p text:style-name="P12">Comments<text:tab/>12</text:p>
          <text:p text:style-name="P12">String Literals<text:tab/>12</text:p>
          <text:p text:style-name="P12">Numeric Literals<text:tab/>12</text:p>
          <text:p text:style-name="P11">The Class Tree<text:tab/>13</text:p>
          <text:p text:style-name="P12">A Brief Overview<text:tab/>13</text:p>
          <text:p text:style-name="P13">Classes<text:tab/>13</text:p>
          <text:p text:style-name="P13">Inheritance<text:tab/>13</text:p>
          <text:p text:style-name="P13">Methods<text:tab/>14</text:p>
          <text:p text:style-name="P13">Late Binding and Polymorphism<text:tab/>14</text:p>
          <text:p text:style-name="P12">Message Routing<text:tab/>14</text:p>
          <text:p text:style-name="P11">VirtualMachine<text:tab/>15</text:p>
          <text:p text:style-name="P11">Object<text:tab/>16</text:p>
          <text:p text:style-name="P11">Array<text:tab/>17</text:p>
          <text:p text:style-name="P11">Class<text:tab/>18</text:p>
          <text:p text:style-name="P11">FalseClass, TrueClass, and NilClass<text:tab/>19</text:p>
          <text:p text:style-name="P11">Numeric, MaxNumeric, and MinNumeric<text:tab/>20</text:p>
          <text:p text:style-name="P11">Complex<text:tab/>21</text:p>
          <text:p text:style-name="P11">Float<text:tab/>22</text:p>
          <text:p text:style-name="P11">Integer<text:tab/>23</text:p>
          <text:p text:style-name="P11">Rational<text:tab/>24</text:p>
          <text:p text:style-name="P11">Procedure<text:tab/>25</text:p>
          <text:p text:style-name="P11">String<text:tab/>26</text:p>
          <text:p text:style-name="P11">Thread<text:tab/>27</text:p>
          <text:p text:style-name="P11">Glossary<text:tab/>28</text:p>
          <text:p text:style-name="P11"><text:soft-page-break/>Edit History:<text:tab/>29</text:p>
        </text:index-body>
      </text:table-of-content>
      <text:p text:style-name="Text_20_body"/>
      <text:h text:style-name="P15"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4"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944349375988306334" text:style-name="L1">
        <text:list-item>
          <text:p text:style-name="P16">A Simple, Easy-to-Understand syntax that is none the less, Expressive and Compact:</text:p>
        </text:list-item>
      </text:list>
      <text:list xml:id="list63870580743772011" text:style-name="L2">
        <text:list-item>
          <text:list>
            <text:list-item>
              <text:p text:style-name="P17">Source code in fOOrth is free-form with no line oriented limitations or rules.</text:p>
            </text:list-item>
            <text:list-item>
              <text:p text:style-name="P17">Support is given to the easy representation of common literal data such as strings, integers, floating point numbers, rational numbers, and complex numbers.</text:p>
            </text:list-item>
          </text:list>
        </text:list-item>
      </text:list>
      <text:list xml:id="list41274952" text:continue-list="list7944349375988306334" text:style-name="L1">
        <text:list-item>
          <text:p text:style-name="P16">Safe Data and Data Structures:</text:p>
        </text:list-item>
      </text:list>
      <text:list xml:id="list946131147245225530" text:style-name="L3">
        <text:list-item>
          <text:list>
            <text:list-item>
              <text:p text:style-name="P18">Simple, reliable arithmetic. In fOOrth, integer operations never overflow. Rational values can be represented exactly, complex numbers are supported, and conversions between numeric types are simple.</text:p>
            </text:list-item>
            <text:list-item>
              <text:p text:style-name="P18">Strings grow as needed without the need to allocate space or worry about overflow.</text:p>
            </text:list-item>
            <text:list-item>
              <text:p text:style-name="P18">Data containers such as arrays and hashes grow as needed. Out of range subscripts cannot access undefined memory regions. </text:p>
            </text:list-item>
          </text:list>
        </text:list-item>
      </text:list>
      <text:list xml:id="list41268355" text:continue-list="list41274952" text:style-name="L1">
        <text:list-item>
          <text:p text:style-name="P16"><text:soft-page-break/>Message Passing:</text:p>
        </text:list-item>
      </text:list>
      <text:list xml:id="list8971581193847656391" text:style-name="L4">
        <text:list-item>
          <text:list>
            <text:list-item>
              <text:p text:style-name="P24">In fOOrth all actions take the form of messages sent to a receiver.</text:p>
            </text:list-item>
            <text:list-item>
              <text:p text:style-name="P24">The routing of messages is specified by the exact type of the message.</text:p>
            </text:list-item>
            <text:list-item>
              <text:p text:style-name="P24">Message receivers include data items on the stack as well as the virtual machine object associated with the current thread of execution.</text:p>
            </text:list-item>
            <text:list-item>
              <text:p text:style-name="P24">Messages for which no routing specification can be found, generate an error at compile time.</text:p>
            </text:list-item>
          </text:list>
        </text:list-item>
      </text:list>
      <text:list xml:id="list41248844" text:continue-list="list41268355" text:style-name="L1">
        <text:list-item>
          <text:p text:style-name="P16">Object Oriented Design:</text:p>
        </text:list-item>
      </text:list>
      <text:list xml:id="list5487684477777219215" text:style-name="L5">
        <text:list-item>
          <text:list>
            <text:list-item>
              <text:p text:style-name="P19">Support class based inheritance, with a non-cyclic (single inheritance) tree derived from a common base Object class.</text:p>
            </text:list-item>
            <text:list-item>
              <text:p text:style-name="P25">Support late binding and polymorphism through message interface compatibility or “duck” typing.</text:p>
            </text:list-item>
          </text:list>
        </text:list-item>
      </text:list>
      <text:list xml:id="list41248627" text:continue-list="list41248844" text:style-name="L1">
        <text:list-item>
          <text:p text:style-name="P16">Meta programming: </text:p>
        </text:list-item>
      </text:list>
      <text:list xml:id="list7483359352185160438" text:style-name="L6">
        <text:list-item>
          <text:list>
            <text:list-item>
              <text:p text:style-name="P26">Support extensible language constructs by making the compiler an accessible part of the system.</text:p>
            </text:list-item>
          </text:list>
        </text:list-item>
      </text:list>
      <text:list xml:id="list41250989" text:continue-list="list41248627" text:style-name="L1">
        <text:list-item>
          <text:p text:style-name="P16">Reliability:</text:p>
        </text:list-item>
      </text:list>
      <text:list xml:id="list8594977068635168229" text:style-name="L7">
        <text:list-item>
          <text:list>
            <text:list-item>
              <text:p text:style-name="P27">Errors should be detected as soon as possible. </text:p>
            </text:list-item>
            <text:list-item>
              <text:p text:style-name="P27">Language constructs should not be designed in a way that causes simple coding errors to spin off into infinite loops. </text:p>
            </text:list-item>
          </text:list>
        </text:list-item>
      </text:list>
      <text:list xml:id="list41254492" text:continue-list="list41250989" text:style-name="L1">
        <text:list-item>
          <text:p text:style-name="P20">Building on the host language:</text:p>
        </text:list-item>
      </text:list>
      <text:list xml:id="list6377371442521724651" text:style-name="L8">
        <text:list-item>
          <text:list>
            <text:list-item>
              <text:p text:style-name="P21">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695557433765477089" text:style-name="L9">
        <text:list-item>
          <text:p text:style-name="P28">ruby 1.9.3p484 (2013-11-22) [i386-mingw32]</text:p>
        </text:list-item>
        <text:list-item>
          <text:p text:style-name="P28">ruby 2.1.5p273 (2014-11-13 revision 48405) [i386-mingw32]</text:p>
        </text:list-item>
        <text:list-item>
          <text:p text:style-name="P28">Rubinius – to be tested!</text:p>
        </text:list-item>
        <text:list-item>
          <text:p text:style-name="P2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9">Object</text:p>
      <text:p text:style-name="P9"><text:tab/>Array</text:p>
      <text:p text:style-name="P9"><text:tab/>Class</text:p>
      <text:p text:style-name="P9"><text:tab/>FalseClass</text:p>
      <text:p text:style-name="P9"><text:tab/>Hash</text:p>
      <text:p text:style-name="P9"><text:tab/>MaxNumeric</text:p>
      <text:p text:style-name="P9"><text:tab/>MinNumeric</text:p>
      <text:p text:style-name="P9"><text:tab/>NilClass</text:p>
      <text:p text:style-name="P9"><text:tab/>Numeric</text:p>
      <text:p text:style-name="P9"><text:tab/><text:tab/>Complex</text:p>
      <text:p text:style-name="P9"><text:tab/><text:tab/>Float</text:p>
      <text:p text:style-name="P9"><text:tab/><text:tab/>Integer</text:p>
      <text:p text:style-name="P9"><text:tab/><text:tab/><text:tab/>Bignum</text:p>
      <text:p text:style-name="P9"><text:tab/><text:tab/><text:tab/>Fixnum</text:p>
      <text:p text:style-name="P9"><text:tab/><text:tab/>Rational</text:p>
      <text:p text:style-name="P9"><text:tab/>Procedure</text:p>
      <text:p text:style-name="P9"><text:tab/>String</text:p>
      <text:p text:style-name="P9"><text:tab/>Thread</text:p>
      <text:p text:style-name="P9"><text:tab/>TrueClass</text:p>
      <text:p text:style-name="P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4762521725486958198" text:style-name="L10">
        <text:list-item>
          <text:p text:style-name="P22">Shared: Methods that are common to all instances of the class that contains them.</text:p>
        </text:list-item>
        <text:list-item>
          <text:p text:style-name="P22">Exclusive: Methods that are defined for one and only one object (and all of its clones that are created <text:span text:style-name="T2">after</text:span> the exclusive method is defined.).</text:p>
        </text:list-item>
        <text:list-item>
          <text:p text:style-name="P22">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3882943792111291501" text:style-name="L11">
        <text:list-item>
          <text:p text:style-name="P23">The top element of the stack. This form of message is identified by the leading “.” in the message name.</text:p>
        </text:list-item>
        <text:list-item>
          <text:p text:style-name="P23">The second element of the stack. This form of message, most often associated with dyadic operators like “+”, “-”, “*”, and “/” are special cases and need to be declared as dyadic. See section TBD for more details.</text:p>
        </text:list-item>
        <text:list-item>
          <text:p text:style-name="P23">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23">The current thread. Methods beginning with “#” are used to access thread data.</text:p>
        </text:list-item>
        <text:list-item>
          <text:p text:style-name="P23">The global space. Methods beginning with “$” are used to access global data.</text:p>
        </text:list-item>
        <text:list-item>
          <text:p text:style-name="P23">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VirtualMachine</text:h>
      <text:p text:style-name="Text_20_body">Inheritance: VirtualMachine <text:span text:style-name="T8">←</text:span> Object</text:p>
      <text:p text:style-name="Text_20_body"/>
      <text:p text:style-name="Code">&gt;vm )methods</text:p>
      <text:p text:style-name="Code"/>
      <text:p text:style-name="Code">VirtualMachine Shared Methods =</text:p>
      <text:p text:style-name="Code"><text:s text:c="8"/>! <text:s text:c="6"/>." <text:s text:c="7"/>: <text:s text:c="2"/>class: <text:s text:c="7"/>e <text:s text:c="5"/>nip <text:s text:c="4"/>self <text:s text:c="6"/>vm</text:p>
      <text:p text:style-name="Code"><text:s text:c="7"/>!: <text:s text:c="5"/>.cr <text:s text:c="4"/>?dup <text:s text:c="3"/>clone <text:s text:c="3"/>false <text:s text:c="4"/>over <text:s text:c="3"/>space <text:s text:c="7"/>{</text:p>
      <text:p text:style-name="Code"><text:s text:c="7"/>)" <text:s text:c="2"/>.each{ <text:s text:c="7"/>@ <text:s/>complex <text:s/>global: <text:s text:c="3"/>pause <text:s text:c="2"/>spaces <text:s text:c="6"/>{{</text:p>
      <text:p text:style-name="Code"><text:s text:c="3"/>)debug <text:s text:c="3"/>.map{ <text:s text:c="7"/>[ <text:s text:c="6"/>do <text:s text:c="6"/>if <text:s text:c="6"/>pi <text:s text:c="4"/>swap</text:p>
      <text:p text:style-name="Code"><text:s/>)entries <text:s text:c="3"/>.new{ <text:s text:c="2"/>accept <text:s text:c="5"/>dpr <text:s/>max_num <text:s text:c="4"/>pick <text:s/>thread:</text:p>
      <text:p text:style-name="Code"><text:s text:c="4"/>)quit .select{ <text:s/>accept" <text:s text:c="4"/>drop <text:s/>min_num rational <text:s text:c="4"/>true</text:p>
      <text:p text:style-name="Code"><text:s/>)version .vm_name <text:s text:c="3"/>begin <text:s text:c="5"/>dup <text:s text:c="5"/>nil <text:s text:c="5"/>rot <text:s text:c="4"/>tuck</text:p>
      <text:p text:style-name="Code"/>
      <text:p text:style-name="Code"/>
      <text:p text:style-name="Text_20_body"/>
      <text:p text:style-name="Text_20_body"/>
      <text:p text:style-name="Text_20_body"/>
      <text:h text:style-name="Heading_20_1" text:outline-level="1">Object</text:h>
      <text:p text:style-name="Text_20_body">Inheritance: Object</text:p>
      <text:p text:style-name="Text_20_body"/>
      <text:p text:style-name="Code">&gt;Object )methods</text:p>
      <text:p text:style-name="Code"/>
      <text:p text:style-name="Code">Object Shared Methods =</text:p>
      <text:p text:style-name="Code"><text:s text:c="9"/>&amp;&amp; <text:s text:c="4"/>.clone <text:s text:c="5"/>.to_f <text:s text:c="5"/>.to_x <text:s text:c="9"/>= <text:s text:c="6"/>emit <text:s text:c="8"/>||</text:p>
      <text:p text:style-name="Code"><text:s text:c="3"/>)methods <text:s text:c="5"/>.init <text:s text:c="5"/>.to_i <text:s text:c="9"/>&lt; <text:s text:c="9"/>&gt; identical?</text:p>
      <text:p text:style-name="Code"><text:s text:c="10"/>. .is_class? <text:s text:c="5"/>.to_n <text:s text:c="8"/>&lt;= <text:s text:c="8"/>&gt;= <text:s text:c="7"/>max</text:p>
      <text:p text:style-name="Code"><text:s text:c="8"/>.:: <text:s text:c="5"/>.name <text:s text:c="5"/>.to_r <text:s text:c="7"/>&lt;=&gt; <text:s text:c="8"/>^^ <text:s text:c="7"/>min</text:p>
      <text:p text:style-name="Code"><text:s text:c="5"/>.class <text:s text:c="3"/>.strlen <text:s text:c="5"/>.to_s <text:s text:c="8"/>&lt;&gt; <text:s/>distinct? <text:s text:c="7"/>not</text:p>
      <text:p text:style-name="Code"/>
      <text:p text:style-name="Code"/>
      <text:p text:style-name="Text_20_body"/>
      <text:p text:style-name="Text_20_body"/>
      <text:p text:style-name="Text_20_body"/>
      <text:h text:style-name="Heading_20_1" text:outline-level="1">Array</text:h>
      <text:p text:style-name="Text_20_body">Inheritance: Array <text:span text:style-name="T8">←</text:span> Object</text:p>
      <text:p text:style-name="Text_20_body"/>
      <text:p text:style-name="Code">&gt;Array )methods</text:p>
      <text:p text:style-name="Code"/>
      <text:p text:style-name="Code">Array Class Methods =</text:p>
      <text:p text:style-name="Code"><text:s text:c="3"/>.new_size <text:s/>.new_value .new_values</text:p>
      <text:p text:style-name="Code"/>
      <text:p text:style-name="Code">Array Shared Methods =</text:p>
      <text:p text:style-name="Code"><text:s text:c="8"/>+ <text:s/>.+midlr <text:s text:c="3"/>.-mid <text:s text:c="4"/>.[]! <text:s/>.length <text:s text:c="2"/>.midlr .reverse <text:s text:c="3"/>.sort</text:p>
      <text:p text:style-name="Code"><text:s text:c="3"/>.+left <text:s/>.+right <text:s/>.-midlr <text:s text:c="4"/>.[]@ <text:s text:c="4"/>.max <text:s text:c="4"/>.min <text:s text:c="2"/>.right <text:s/>.strmax</text:p>
      <text:p text:style-name="Code"><text:s text:c="4"/>.+mid <text:s text:c="2"/>.-left <text:s/>.-right <text:s text:c="3"/>.left <text:s text:c="4"/>.mid <text:s text:c="5"/>.pp .shuffle <text:s text:c="6"/>&lt;&lt;</text:p>
      <text:p text:style-name="Code"/>
      <text:p text:style-name="Code"/>
      <text:p text:style-name="Text_20_body"/>
      <text:p text:style-name="Text_20_body"/>
      <text:p text:style-name="Text_20_body"/>
      <text:h text:style-name="Heading_20_1" text:outline-level="1">Class</text:h>
      <text:p text:style-name="Text_20_body">Inheritance: Class <text:span text:style-name="T8">←</text:span> Object</text:p>
      <text:p text:style-name="Text_20_body"/>
      <text:p text:style-name="Code">&gt;Class )methods</text:p>
      <text:p text:style-name="Code"/>
      <text:p text:style-name="Code">Class Shared Methods =</text:p>
      <text:p text:style-name="Code"><text:s text:c="6"/>)methods <text:s text:c="3"/>.is_class? .parent_class <text:s text:c="8"/>.to_s</text:p>
      <text:p text:style-name="Code"><text:s text:c="12"/>.: <text:s text:c="9"/>.new <text:s text:c="3"/>.subclass:</text:p>
      <text:p text:style-name="Code"/>
      <text:p text:style-name="Code"/>
      <text:p text:style-name="Text_20_body"/>
      <text:p text:style-name="Text_20_body"/>
      <text:h text:style-name="Heading_20_1" text:outline-level="1">FalseClass, TrueClass, and NilClass</text:h>
      <text:p text:style-name="Text_20_body">Inheritance: FalseClass,TrueClass, and NilClass <text:span text:style-name="T8">←</text:span> Object</text:p>
      <text:p text:style-name="Text_20_body"/>
      <text:p text:style-name="P3">These classes have no methods of their own. Rather, all the methods that deal with these classes are held as helper methods in other classes (see below).</text:p>
      <text:p text:style-name="P3"/>
      <text:h text:style-name="Heading_20_2" text:outline-level="2">Helper Methods</text:h>
      <text:p text:style-name="P3">See Object for the &amp;&amp;, ^^, ||, and 'not' <text:s/>methods that support operations on Boolean data.</text:p>
      <text:p text:style-name="P3">See VirtualMachine for the 'true', 'false', 'nil' and '?dup' methods. Also see the 'if' control structure that processes Boolean decisions.</text:p>
      <text:p text:style-name="P3"/>
      <text:h text:style-name="Heading_20_1" text:outline-level="1">Numeric, MaxNumeric, and MinNumeric</text:h>
      <text:p text:style-name="Text_20_body">Inheritance: Numeric, MaxNumeric, and MinNumeric <text:span text:style-name="T8">←</text:span> Object</text:p>
      <text:p text:style-name="Text_20_body"/>
      <text:p text:style-name="Code">&gt;Numeric )methods</text:p>
      <text:p text:style-name="Code"/>
      <text:p text:style-name="Code">Numeric Shared Methods =</text:p>
      <text:p text:style-name="Code"><text:s text:c="12"/>* <text:s text:c="6"/>.asinh .denominator <text:s text:c="8"/>.r2d <text:s text:c="9"/>0&lt;= <text:s text:c="10"/>&lt;&lt;</text:p>
      <text:p text:style-name="Code"><text:s text:c="11"/>** <text:s text:c="7"/>.atan <text:s text:c="8"/>.e** <text:s text:c="7"/>.real <text:s text:c="8"/>0&lt;=&gt; <text:s text:c="10"/>&gt;&gt;</text:p>
      <text:p text:style-name="Code"><text:s text:c="12"/>+ <text:s text:c="6"/>.atan2 <text:s text:c="6"/>.floor <text:s text:c="6"/>.round <text:s text:c="9"/>0&lt;&gt; <text:s text:c="9"/>and</text:p>
      <text:p text:style-name="Code"><text:s text:c="12"/>- <text:s text:c="6"/>.atanh <text:s text:c="6"/>.hypot <text:s text:c="8"/>.sin <text:s text:c="10"/>0= <text:s text:c="9"/>com</text:p>
      <text:p text:style-name="Code"><text:s text:c="9"/>.1/x <text:s text:c="8"/>.c2p <text:s text:c="2"/>.imaginary <text:s text:c="7"/>.sinh <text:s text:c="10"/>0&gt; <text:s text:c="9"/>mod</text:p>
      <text:p text:style-name="Code"><text:s text:c="8"/>.10** <text:s text:c="7"/>.cbrt <text:s text:c="9"/>.ln <text:s text:c="6"/>.sleep <text:s text:c="9"/>0&gt;= <text:s text:c="9"/>neg</text:p>
      <text:p text:style-name="Code"><text:s text:c="9"/>.2** <text:s text:c="7"/>.ceil <text:s text:c="6"/>.log10 <text:s text:c="8"/>.sqr <text:s text:c="10"/>1+ <text:s text:c="10"/>or</text:p>
      <text:p text:style-name="Code"><text:s text:c="9"/>.abs <text:s text:c="2"/>.conjugate <text:s text:c="7"/>.log2 <text:s text:c="7"/>.sqrt <text:s text:c="10"/>1- <text:s text:c="9"/>xor</text:p>
      <text:p text:style-name="Code"><text:s text:c="8"/>.acos <text:s text:c="8"/>.cos <text:s text:c="2"/>.magnitude <text:s text:c="8"/>.tan <text:s text:c="10"/>2*</text:p>
      <text:p text:style-name="Code"><text:s text:c="7"/>.acosh <text:s text:c="7"/>.cosh <text:s text:c="2"/>.numerator <text:s text:c="7"/>.tanh <text:s text:c="10"/>2+</text:p>
      <text:p text:style-name="Code"><text:s text:c="7"/>.angle <text:s text:c="7"/>.cube <text:s text:c="8"/>.p2c <text:s text:c="11"/>/ <text:s text:c="10"/>2-</text:p>
      <text:p text:style-name="Code"><text:s text:c="8"/>.asin <text:s text:c="8"/>.d2r <text:s text:c="6"/>.polar <text:s text:c="10"/>0&lt; <text:s text:c="10"/>2/</text:p>
      <text:p text:style-name="Code"/>
      <text:p text:style-name="Code"/>
      <text:p text:style-name="Code">&gt;MaxNumeric )methods</text:p>
      <text:p text:style-name="Code"/>
      <text:p text:style-name="Code">MaxNumeric Class Methods =</text:p>
      <text:p text:style-name="Code"><text:s/>.1/x .abs <text:s text:c="2"/>0&lt; <text:s/>0&lt;= 0&lt;=&gt; <text:s/>0&lt;&gt; <text:s text:c="2"/>0= <text:s text:c="2"/>0&gt; <text:s/>0&gt;= <text:s/>neg</text:p>
      <text:p text:style-name="Code"/>
      <text:p text:style-name="Code"/>
      <text:p text:style-name="Code">&gt;MinNumeric )methods</text:p>
      <text:p text:style-name="Code"/>
      <text:p text:style-name="Code">MinNumeric Class Methods =</text:p>
      <text:p text:style-name="Code"><text:s/>.1/x .abs <text:s text:c="2"/>0&lt; <text:s/>0&lt;= 0&lt;=&gt; <text:s/>0&lt;&gt; <text:s text:c="2"/>0= <text:s text:c="2"/>0&gt; <text:s/>0&gt;= <text:s/>neg</text:p>
      <text:p text:style-name="Code"/>
      <text:p text:style-name="Code"/>
      <text:p text:style-name="Text_20_body"/>
      <text:p text:style-name="Text_20_body"/>
      <text:p text:style-name="Text_20_body"/>
      <text:h text:style-name="Heading_20_1" text:outline-level="1">Complex</text:h>
      <text:p text:style-name="Text_20_body">Inheritance: Complex <text:span text:style-name="T8">←</text:span> Numeric <text:span text:style-name="T8">←</text:span> Object</text:p>
      <text:p text:style-name="Text_20_body"/>
      <text:p text:style-name="Code">&gt;Complex )methods</text:p>
      <text:p text:style-name="Code"/>
      <text:p text:style-name="Code">Complex Shared Methods =</text:p>
      <text:p text:style-name="Code"><text:s/>.split</text:p>
      <text:p text:style-name="Code"/>
      <text:p text:style-name="Code"/>
      <text:p text:style-name="Text_20_body"/>
      <text:p text:style-name="Text_20_body"/>
      <text:p text:style-name="Text_20_body"/>
      <text:h text:style-name="Heading_20_1" text:outline-level="1">Float</text:h>
      <text:p text:style-name="Text_20_body">Inheritance: Float <text:span text:style-name="T8">←</text:span> Numeric <text:span text:style-name="T8">←</text:span> Object</text:p>
      <text:h text:style-name="Heading_20_1" text:outline-level="1">Integer</text:h>
      <text:p text:style-name="Text_20_body">Inheritance: Integer <text:span text:style-name="T8">←</text:span> Numeric <text:span text:style-name="T8">←</text:span> Object</text:p>
      <text:p text:style-name="Text_20_body"/>
      <text:p text:style-name="Code">&gt;Integer )methods</text:p>
      <text:p text:style-name="Code"/>
      <text:p text:style-name="Code">Integer Shared Methods =</text:p>
      <text:p text:style-name="Code"><text:s/>.even? <text:s text:c="2"/>.gcd <text:s text:c="2"/>.lcm <text:s/>.odd? <text:s text:c="4"/>2* <text:s text:c="4"/>2/</text:p>
      <text:p text:style-name="Code"/>
      <text:p text:style-name="Code"/>
      <text:p text:style-name="Text_20_body"/>
      <text:p text:style-name="Text_20_body"/>
      <text:h text:style-name="Heading_20_1" text:outline-level="1">Rational</text:h>
      <text:p text:style-name="Text_20_body">Inheritance: Rational <text:span text:style-name="T8">←</text:span> Numeric <text:span text:style-name="T8">←</text:span> Object</text:p>
      <text:p text:style-name="Text_20_body"/>
      <text:p text:style-name="Code">&gt;Rational )methods</text:p>
      <text:p text:style-name="Code"/>
      <text:p text:style-name="Code">Rational Shared Methods =</text:p>
      <text:p text:style-name="Code"><text:s/>.split</text:p>
      <text:p text:style-name="Code"/>
      <text:p text:style-name="Code"/>
      <text:p text:style-name="Text_20_body"/>
      <text:p text:style-name="Text_20_body"/>
      <text:p text:style-name="Text_20_body"/>
      <text:p text:style-name="Text_20_body"/>
      <text:p text:style-name="Text_20_body"/>
      <text:h text:style-name="Heading_20_1" text:outline-level="1">Procedure</text:h>
      <text:p text:style-name="Text_20_body">Inheritance: Procedure <text:span text:style-name="T8">←</text:span> Object</text:p>
      <text:p text:style-name="Text_20_body"/>
      <text:p text:style-name="Code">&gt;Procedure )methods</text:p>
      <text:p text:style-name="Code"/>
      <text:p text:style-name="Code">Procedure Shared Methods =</text:p>
      <text:p text:style-name="Code"><text:s/>.call</text:p>
      <text:p text:style-name="Code"/>
      <text:p text:style-name="Code"/>
      <text:p text:style-name="Text_20_body"/>
      <text:p text:style-name="Text_20_body"/>
      <text:p text:style-name="Text_20_body"/>
      <text:p text:style-name="Text_20_body"/>
      <text:h text:style-name="Heading_20_1" text:outline-level="1">String</text:h>
      <text:p text:style-name="Text_20_body">Inheritance: String <text:span text:style-name="T8">←</text:span> Object</text:p>
      <text:p text:style-name="Text_20_body"/>
      <text:p text:style-name="Code">&gt;String )methods</text:p>
      <text:p text:style-name="Code"/>
      <text:p text:style-name="Code">String Shared Methods =</text:p>
      <text:p text:style-name="Code"><text:s text:c="9"/>* <text:s text:c="2"/>.+right <text:s text:c="3"/>.cjust <text:s text:c="2"/>.length <text:s text:c="3"/>.midlr <text:s text:c="3"/>.rjust <text:s text:c="7"/>&lt;&lt;</text:p>
      <text:p text:style-name="Code"><text:s text:c="9"/>+ <text:s text:c="3"/>.-left <text:s text:c="5"/>.fmt <text:s text:c="3"/>.ljust <text:s text:c="4"/>.posn <text:s text:c="2"/>.rstrip</text:p>
      <text:p text:style-name="Code"><text:s text:c="4"/>.+left <text:s text:c="4"/>.-mid <text:s text:c="4"/>.fmt" <text:s text:c="2"/>.lstrip <text:s/>.reverse <text:s text:c="3"/>.strip</text:p>
      <text:p text:style-name="Code"><text:s text:c="5"/>.+mid <text:s text:c="2"/>.-midlr <text:s text:c="4"/>.left <text:s text:c="5"/>.mid <text:s text:c="3"/>.right .to_lower</text:p>
      <text:p text:style-name="Code"><text:s text:c="3"/>.+midlr <text:s text:c="2"/>.-right <text:s text:c="3"/>.left? <text:s text:c="4"/>.mid? <text:s text:c="2"/>.right? .to_upper</text:p>
      <text:p text:style-name="Code"/>
      <text:p text:style-name="Code"/>
      <text:p text:style-name="Text_20_body"/>
      <text:p text:style-name="Text_20_body"/>
      <text:p text:style-name="Text_20_body"/>
      <text:p text:style-name="Text_20_body"/>
      <text:p text:style-name="Text_20_body"/>
      <text:p text:style-name="Text_20_body"/>
      <text:h text:style-name="Heading_20_1" text:outline-level="1">Thread</text:h>
      <text:p text:style-name="Text_20_body">Inheritance: Thread <text:span text:style-name="T8">←</text:span> Object</text:p>
      <text:p text:style-name="Text_20_body"/>
      <text:p text:style-name="Code">&gt;Thread )methods</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Code"/>
      <text:p text:style-name="Text_20_body"/>
      <text:p text:style-name="Text_20_body"/>
      <text:p text:style-name="Text_20_body"/>
      <text:p text:style-name="Text_20_body"/>
      <text:p text:style-name="Text_20_body"/>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2"/>0&gt; <text:s text:c="9"/>begin</text:p>
      <text:p text:style-name="Code"><text:s text:c="11"/>!: <text:s text:c="10"/>.cos <text:s text:c="8"/>.polar <text:s text:c="11"/>0&gt;= <text:s text:c="8"/>class:</text:p>
      <text:p text:style-name="Code"><text:s text:c="11"/>&amp;&amp; <text:s text:c="9"/>.cosh <text:s text:c="9"/>.posn <text:s text:c="12"/>1+ <text:s text:c="9"/>clone</text:p>
      <text:p text:style-name="Code"><text:s text:c="11"/>)" <text:s text:c="11"/>.cr <text:s text:c="11"/>.pp <text:s text:c="12"/>1- <text:s text:c="11"/>com</text:p>
      <text:p text:style-name="Code"><text:s text:c="7"/>)debug <text:s text:c="9"/>.cube <text:s text:c="10"/>.r2d <text:s text:c="12"/>2* <text:s text:c="7"/>complex</text:p>
      <text:p text:style-name="Code"><text:s text:c="5"/>)entries <text:s text:c="6"/>.current <text:s text:c="9"/>.real <text:s text:c="12"/>2+ <text:s text:c="5"/>distinct?</text:p>
      <text:p text:style-name="Code"><text:s text:c="8"/>)quit <text:s text:c="10"/>.d2r <text:s text:c="6"/>.reverse <text:s text:c="12"/>2- <text:s text:c="12"/>do</text:p>
      <text:p text:style-name="Code"><text:s text:c="5"/>)version <text:s text:c="2"/>.denominator <text:s text:c="8"/>.right <text:s text:c="12"/>2/ <text:s text:c="11"/>dpr</text:p>
      <text:p text:style-name="Code"><text:s text:c="12"/>* <text:s text:c="10"/>.e** <text:s text:c="7"/>.right? <text:s text:c="13"/>: <text:s text:c="10"/>drop</text:p>
      <text:p text:style-name="Code"><text:s text:c="11"/>** <text:s text:c="8"/>.each{ <text:s text:c="8"/>.rjust <text:s text:c="13"/>&lt; <text:s text:c="11"/>dup</text:p>
      <text:p text:style-name="Code"><text:s text:c="12"/>+ <text:s text:c="8"/>.even? <text:s text:c="8"/>.round <text:s text:c="12"/>&lt;&lt; <text:s text:c="13"/>e</text:p>
      <text:p text:style-name="Code"><text:s text:c="12"/>- <text:s text:c="8"/>.floor <text:s text:c="7"/>.rstrip <text:s text:c="12"/>&lt;= <text:s text:c="10"/>emit</text:p>
      <text:p text:style-name="Code"><text:s text:c="12"/>. <text:s text:c="10"/>.fmt <text:s text:c="6"/>.select{ <text:s text:c="11"/>&lt;=&gt; <text:s text:c="9"/>false</text:p>
      <text:p text:style-name="Code"><text:s text:c="11"/>." <text:s text:c="9"/>.fmt" <text:s text:c="6"/>.shuffle <text:s text:c="12"/>&lt;&gt; <text:s text:c="7"/>global:</text:p>
      <text:p text:style-name="Code"><text:s text:c="7"/>.+left <text:s text:c="10"/>.gcd <text:s text:c="10"/>.sin <text:s text:c="13"/>= <text:s text:c="4"/>identical?</text:p>
      <text:p text:style-name="Code"><text:s text:c="8"/>.+mid <text:s text:c="8"/>.hypot <text:s text:c="9"/>.sinh <text:s text:c="13"/>&gt; <text:s text:c="12"/>if</text:p>
      <text:p text:style-name="Code"><text:s text:c="6"/>.+midlr <text:s text:c="4"/>.imaginary <text:s text:c="8"/>.sleep <text:s text:c="12"/>&gt;= <text:s text:c="11"/>max</text:p>
      <text:p text:style-name="Code"><text:s text:c="6"/>.+right <text:s text:c="9"/>.init <text:s text:c="9"/>.sort <text:s text:c="12"/>&gt;&gt; <text:s text:c="7"/>max_num</text:p>
      <text:p text:style-name="Code"><text:s text:c="7"/>.-left <text:s text:c="4"/>.is_class? <text:s text:c="8"/>.split <text:s text:c="10"/>?dup <text:s text:c="11"/>min</text:p>
      <text:p text:style-name="Code"><text:s text:c="8"/>.-mid <text:s text:c="9"/>.keys <text:s text:c="10"/>.sqr <text:s text:c="13"/>@ <text:s text:c="7"/>min_num</text:p>
      <text:p text:style-name="Code"><text:s text:c="6"/>.-midlr <text:s text:c="10"/>.lcm <text:s text:c="9"/>.sqrt <text:s text:c="9"/>Array <text:s text:c="11"/>mod</text:p>
      <text:p text:style-name="Code"><text:s text:c="6"/>.-right <text:s text:c="9"/>.left <text:s text:c="8"/>.strip <text:s text:c="8"/>Bignum <text:s text:c="11"/>neg</text:p>
      <text:p text:style-name="Code"><text:s text:c="9"/>.1/x <text:s text:c="8"/>.left? <text:s text:c="7"/>.strlen <text:s text:c="9"/>Class <text:s text:c="11"/>nil</text:p>
      <text:p text:style-name="Code"><text:s text:c="8"/>.10** <text:s text:c="7"/>.length <text:s text:c="7"/>.strmax <text:s text:c="7"/>Complex <text:s text:c="11"/>nip</text:p>
      <text:p text:style-name="Code"><text:s text:c="9"/>.2** <text:s text:c="9"/>.list <text:s text:c="6"/>.strmax2 <text:s text:c="4"/>FalseClass <text:s text:c="11"/>not</text:p>
      <text:p text:style-name="Code"><text:s text:c="11"/>.: <text:s text:c="8"/>.ljust <text:s text:c="4"/>.subclass: <text:s text:c="8"/>Fixnum <text:s text:c="12"/>or</text:p>
      <text:p text:style-name="Code"><text:s text:c="10"/>.:: <text:s text:c="11"/>.ln <text:s text:c="10"/>.tan <text:s text:c="9"/>Float <text:s text:c="10"/>over</text:p>
      <text:p text:style-name="Code"><text:s text:c="9"/>.[]! <text:s text:c="8"/>.log10 <text:s text:c="9"/>.tanh <text:s text:c="10"/>Hash <text:s text:c="9"/>pause</text:p>
      <text:p text:style-name="Code"><text:s text:c="9"/>.[]@ <text:s text:c="9"/>.log2 <text:s text:c="9"/>.to_f <text:s text:c="7"/>Integer <text:s text:c="12"/>pi</text:p>
      <text:p text:style-name="Code"><text:s text:c="9"/>.abs <text:s text:c="7"/>.lstrip <text:s text:c="9"/>.to_i <text:s text:c="4"/>MaxNumeric <text:s text:c="10"/>pick</text:p>
      <text:p text:style-name="Code"><text:s text:c="8"/>.acos <text:s text:c="4"/>.magnitude <text:s text:c="5"/>.to_lower <text:s text:c="4"/>MinNumeric <text:s text:c="6"/>rational</text:p>
      <text:p text:style-name="Code"><text:s text:c="7"/>.acosh <text:s text:c="9"/>.main <text:s text:c="9"/>.to_n <text:s text:c="6"/>NilClass <text:s text:c="11"/>rot</text:p>
      <text:p text:style-name="Code"><text:s text:c="7"/>.angle <text:s text:c="9"/>.map{ <text:s text:c="9"/>.to_r <text:s text:c="7"/>Numeric <text:s text:c="10"/>self</text:p>
      <text:p text:style-name="Code"><text:s text:c="8"/>.asin <text:s text:c="10"/>.mid <text:s text:c="9"/>.to_s <text:s text:c="8"/>Object <text:s text:c="9"/>space</text:p>
      <text:p text:style-name="Code"><text:s text:c="7"/>.asinh <text:s text:c="9"/>.mid? <text:s text:c="5"/>.to_upper <text:s text:c="5"/>Procedure <text:s text:c="8"/>spaces</text:p>
      <text:p text:style-name="Code"><text:s text:c="8"/>.atan <text:s text:c="8"/>.midlr <text:s text:c="9"/>.to_x <text:s text:c="6"/>Rational <text:s text:c="10"/>swap</text:p>
      <text:p text:style-name="Code"><text:s text:c="7"/>.atan2 <text:s text:c="9"/>.name <text:s text:c="7"/>.values <text:s text:c="8"/>String <text:s text:c="7"/>thread:</text:p>
      <text:p text:style-name="Code"><text:s text:c="7"/>.atanh <text:s text:c="10"/>.new <text:s text:c="11"/>.vm <text:s text:c="8"/>Thread <text:s text:c="10"/>true</text:p>
      <text:p text:style-name="Code"><text:s text:c="9"/>.c2p <text:s text:c="5"/>.new_size <text:s text:c="6"/>.vm_name <text:s text:c="5"/>TrueClass <text:s text:c="10"/>tuck</text:p>
      <text:p text:style-name="Code"><text:s text:c="8"/>.call <text:s text:c="4"/>.new_value <text:s text:c="13"/>/ VirtualMachine <text:s text:c="12"/>vm</text:p>
      <text:p text:style-name="Code"><text:s text:c="8"/>.cbrt <text:s text:c="3"/>.new_values <text:s text:c="12"/>0&lt; <text:s text:c="13"/>[ <text:s text:c="11"/>xor</text:p>
      <text:p text:style-name="Code"><text:s text:c="8"/>.ceil <text:s text:c="9"/>.new{ <text:s text:c="11"/>0&lt;= <text:s text:c="12"/>^^ <text:s text:c="13"/>{</text:p>
      <text:p text:style-name="Code"><text:s text:c="7"/>.cjust <text:s text:c="4"/>.numerator <text:s text:c="10"/>0&lt;=&gt; <text:s text:c="8"/>accept <text:s text:c="12"/>{{</text:p>
      <text:p text:style-name="Code"><text:s text:c="7"/>.class <text:s text:c="9"/>.odd? <text:s text:c="11"/>0&lt;&gt; <text:s text:c="7"/>accept" <text:s text:c="12"/>||</text:p>
      <text:p text:style-name="Code"><text:s text:c="7"/>.clone <text:s text:c="10"/>.p2c <text:s text:c="12"/>0= <text:s text:c="11"/>and</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1H7M58S</meta:editing-duration>
    <meta:editing-cycles>393</meta:editing-cycles>
    <meta:generator>OpenOffice/4.1.1$Win32 OpenOffice.org_project/411m6$Build-9775</meta:generator>
    <dc:date>2015-01-06T21:09:47.81</dc:date>
    <dc:creator>Peter Camilleri</dc:creator>
    <meta:document-statistic meta:table-count="3" meta:image-count="0" meta:object-count="0" meta:page-count="29" meta:paragraph-count="404" meta:word-count="3960" meta:character-count="27035"/>
    <meta:template xlink:type="simple" xlink:actuate="onRequest" xlink:title="MyDefault" xlink:href="../../../../OpenOffice.org/3/user/template/MyDefault.ott" meta:date="2014-06-26T22:09:00.24"/>
  </office:meta>
</office:document-meta>
</file>